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 md101.html to md304.html --&gt;<text:line-break/><text:line-break/>&lt;!-- Only showing MD101 above. Below are the rest of the course files: --&gt;<text:line-break/><text:line-break/>&lt;!-- MD102: Power, Responsibility &amp; Executive Authority --&gt;<text:line-break/>&lt;!-- Similar structure --&gt;<text:line-break/><text:line-break/>&lt;!-- MD103: The Role of Religion, Finance, and Control in Society --&gt;<text:line-break/><text:line-break/>&lt;!-- MD104: Betrayal and Revelation: The Path of the Revolutionary --&gt;<text:line-break/><text:line-break/>&lt;!-- MD201: Designing a Self-Ruled Civilization --&gt;<text:line-break/><text:line-break/>&lt;!-- MD202: The Malone Doctrine vs. the Old Guard --&gt;<text:line-break/><text:line-break/>&lt;!-- MD203: Political Warfare and Narrative Weaponry --&gt;<text:line-break/><text:line-break/>&lt;!-- MD204: From Revolution to Institution --&gt;<text:line-break/><text:line-break/>&lt;!-- MD301: Executive Management for Civilizations --&gt;<text:line-break/><text:line-break/>&lt;!-- MD302: Ethos and Sanction --&gt;<text:line-break/><text:line-break/>&lt;!-- MD303: Global Strategy and Autocratic Diplomacy --&gt;<text:line-break/><text:line-break/>&lt;!-- MD304: Institutional Permanence &amp; Multigenerational Control --&gt;<text:line-break/><text:line-break/>&lt;!-- Each course will follow this base structure --&gt;</text:p>
      <text:p text:style-name="Standard"/>
      <text:p text:style-name="Standard"/>
      <text:p text:style-name="Standard"/>
      <text:p text:style-name="P1">&lt;!-- md101.html to md304.html --&gt;</text:p>
      <text:p text:style-name="Standard"/>
      <text:p text:style-name="Standard">&lt;!-- Only showing MD101 above. Below are the rest of the course files: --&gt;</text:p>
      <text:p text:style-name="Standard"/>
      <text:p text:style-name="Standard">&lt;!-- MD102: Power, Responsibility &amp; Executive Authority --&gt;</text:p>
      <text:p text:style-name="Standard">&lt;!-- Similar structure --&gt;</text:p>
      <text:p text:style-name="Standard"/>
      <text:p text:style-name="Standard">&lt;!-- MD103: The Role of Religion, Finance, and Control in Society --&gt;</text:p>
      <text:p text:style-name="Standard"/>
      <text:p text:style-name="Standard">&lt;!-- MD104: Betrayal and Revelation: The Path of the Revolutionary --&gt;</text:p>
      <text:p text:style-name="Standard"/>
      <text:p text:style-name="Standard">&lt;!-- MD201: Designing a Self-Ruled Civilization --&gt;</text:p>
      <text:p text:style-name="Standard"/>
      <text:p text:style-name="Standard">&lt;!-- MD202: The Malone Doctrine vs. the Old Guard --&gt;</text:p>
      <text:p text:style-name="Standard"/>
      <text:p text:style-name="Standard">&lt;!-- MD203: Political Warfare and Narrative Weaponry --&gt;</text:p>
      <text:p text:style-name="Standard"/>
      <text:p text:style-name="Standard">&lt;!-- MD204: From Revolution to Institution --&gt;</text:p>
      <text:p text:style-name="Standard"/>
      <text:p text:style-name="Standard">&lt;!-- MD301: Executive Management for Civilizations --&gt;</text:p>
      <text:p text:style-name="Standard"/>
      <text:p text:style-name="Standard">&lt;!-- MD302: Ethos and Sanction --&gt;</text:p>
      <text:p text:style-name="Standard"/>
      <text:p text:style-name="Standard">&lt;!-- MD303: Global Strategy and Autocratic Diplomacy --&gt;</text:p>
      <text:p text:style-name="Standard"/>
      <text:p text:style-name="Standard">&lt;!-- MD304: Institutional Permanence &amp; Multigenerational Control --&gt;</text:p>
      <text:p text:style-name="Standard"/>
      <text:p text:style-name="Standard">&lt;!-- Each course will follow this base structure --&gt;</text:p>
      <text:p text:style-name="Standard"/>
      <text:p text:style-name="Standard">&lt;!DOCTYPE html&gt;</text:p>
      <text:p text:style-name="Standard">&lt;html lang="en"&gt;</text:p>
      <text:p text:style-name="Standard">&lt;head&gt;</text:p>
      <text:p text:style-name="Standard"><text:s text:c="2"/>&lt;meta charset="UTF-8" /&gt;</text:p>
      <text:p text:style-name="Standard"><text:s text:c="2"/>&lt;meta name="viewport" content="width=device-width, initial-scale=1.0" /&gt;</text:p>
      <text:p text:style-name="Standard"><text:s text:c="2"/>&lt;title&gt;{{COURSE_TITLE}}&lt;/title&gt;</text:p>
      <text:p text:style-name="Standard"><text:s text:c="2"/>&lt;link rel="stylesheet" href="../css/style.css" /&gt;</text:p>
      <text:p text:style-name="Standard">&lt;/head&gt;</text:p>
      <text:p text:style-name="Standard">&lt;body&gt;</text:p>
      <text:p text:style-name="Standard"><text:s text:c="2"/>&lt;header&gt;</text:p>
      <text:p text:style-name="Standard"><text:s text:c="4"/>&lt;h1&gt;{{COURSE_CODE}}: {{COURSE_TITLE}}&lt;/h1&gt;</text:p>
      <text:p text:style-name="Standard"><text:s text:c="4"/>&lt;h2&gt;{{TIER}}&lt;/h2&gt;</text:p>
      <text:p text:style-name="Standard"><text:s text:c="2"/>&lt;/header&gt;</text:p>
      <text:p text:style-name="Standard"><text:s text:c="2"/></text:p>
      <text:p text:style-name="Standard"><text:s text:c="2"/>&lt;section&gt;</text:p>
      <text:p text:style-name="Standard"><text:s text:c="4"/>&lt;h3&gt;Course Overview&lt;/h3&gt;</text:p>
      <text:p text:style-name="Standard"><text:s text:c="4"/>&lt;p&gt;{{DESCRIPTION}}&lt;/p&gt;</text:p>
      <text:p text:style-name="Standard"><text:s text:c="2"/>&lt;/section&gt;</text:p>
      <text:p text:style-name="Standard"/>
      <text:p text:style-name="Standard"><text:s text:c="2"/>&lt;section&gt;</text:p>
      <text:p text:style-name="Standard"><text:s text:c="4"/>&lt;h3&gt;Essay&lt;/h3&gt;</text:p>
      <text:p text:style-name="Standard"><text:s text:c="4"/>&lt;p&gt;{{ESSAY_TEXT}}&lt;/p&gt;</text:p>
      <text:p text:style-name="Standard"><text:s text:c="2"/>&lt;/section&gt;</text:p>
      <text:p text:style-name="Standard"><text:soft-page-break/></text:p>
      <text:p text:style-name="Standard"><text:s text:c="2"/>&lt;section&gt;</text:p>
      <text:p text:style-name="Standard"><text:s text:c="4"/>&lt;h3&gt;Framework&lt;/h3&gt;</text:p>
      <text:p text:style-name="Standard"><text:s text:c="4"/>&lt;ul&gt;</text:p>
      <text:p text:style-name="Standard"><text:s text:c="6"/>{{FRAMEWORK_BULLETS}}</text:p>
      <text:p text:style-name="Standard"><text:s text:c="4"/>&lt;/ul&gt;</text:p>
      <text:p text:style-name="Standard"><text:s text:c="2"/>&lt;/section&gt;</text:p>
      <text:p text:style-name="Standard"/>
      <text:p text:style-name="Standard"><text:s text:c="2"/>&lt;section&gt;</text:p>
      <text:p text:style-name="Standard"><text:s text:c="4"/>&lt;h3&gt;Call to Action&lt;/h3&gt;</text:p>
      <text:p text:style-name="Standard"><text:s text:c="4"/>&lt;p&gt;{{CALL_TO_ACTION}}&lt;/p&gt;</text:p>
      <text:p text:style-name="Standard"><text:s text:c="4"/>&lt;p&gt;&lt;a href="../templates/{{TEMPLATE_FILE}}"&gt;Download Template&lt;/a&gt;&lt;/p&gt;</text:p>
      <text:p text:style-name="Standard"><text:s text:c="2"/>&lt;/section&gt;</text:p>
      <text:p text:style-name="Standard"/>
      <text:p text:style-name="Standard"><text:s text:c="2"/>&lt;footer&gt;</text:p>
      <text:p text:style-name="Standard"><text:s text:c="4"/>&lt;p&gt;&lt;a href="../index.html"&gt;Return to Home&lt;/a&gt;&lt;/p&gt;</text:p>
      <text:p text:style-name="Standard"><text:s text:c="2"/>&lt;/footer&gt;</text:p>
      <text:p text:style-name="Standard">&lt;/body&gt;</text:p>
      <text:p text:style-name="Standard">&lt;/html&gt;</text:p>
      <text:p text:style-name="Standard"/>
      <text:p text:style-name="Standard">&lt;!-- I will now generate each course below by filling in placeholders. --&gt;</text:p>
      <text:p text:style-name="Standard"/>
      <text:p text:style-name="Standard">&lt;!-- BEGIN: MD102 --&gt;</text:p>
      <text:p text:style-name="Standard">&lt;!-- Full HTML content for md102.html will go here. --&gt;</text:p>
      <text:p text:style-name="Standard"/>
      <text:p text:style-name="Standard">&lt;!-- BEGIN: MD103 --&gt;</text:p>
      <text:p text:style-name="Standard">&lt;!-- Full HTML content for md103.html will go here. --&gt;</text:p>
      <text:p text:style-name="Standard"/>
      <text:p text:style-name="Standard">&lt;!-- BEGIN: MD104 --&gt;</text:p>
      <text:p text:style-name="Standard">&lt;!-- Full HTML content for md104.html will go here. --&gt;</text:p>
      <text:p text:style-name="Standard"/>
      <text:p text:style-name="Standard">&lt;!-- ... and so on through MD304 --&gt;</text:p>
      <text:p text:style-name="P1">&lt;!-- Fully Populated HTML Pages for MD101–MD304 --&gt;</text:p>
      <text:p text:style-name="Standard"/>
      <text:p text:style-name="Standard">&lt;!-- MD101: Evolution of Government Systems --&gt;</text:p>
      <text:p text:style-name="Standard">&lt;!DOCTYPE html&gt;</text:p>
      <text:p text:style-name="Standard">&lt;html lang="en"&gt;</text:p>
      <text:p text:style-name="Standard">&lt;head&gt;&lt;meta charset="UTF-8"&gt;&lt;meta name="viewport" content="width=device-width, initial-scale=1.0"&gt;&lt;title&gt;MD101 – Evolution of Government Systems&lt;/title&gt;&lt;link rel="stylesheet" href="../css/style.css" /&gt;&lt;/head&gt;</text:p>
      <text:p text:style-name="Standard">&lt;body&gt;</text:p>
      <text:p text:style-name="Standard">&lt;header&gt;&lt;h1&gt;MD101: Evolution of Government Systems&lt;/h1&gt;&lt;h2&gt;Tier 1: Initiate – Foundations of Sovereignty&lt;/h2&gt;&lt;/header&gt;</text:p>
      <text:p text:style-name="Standard">&lt;section&gt;&lt;h3&gt;Course Overview&lt;/h3&gt;&lt;p&gt;Track the six phases of centralized government from tribalism to democracy. Understand how each system emerged, consolidated power, and ultimately declined or transformed.&lt;/p&gt;&lt;/section&gt;</text:p>
      <text:p text:style-name="Standard">&lt;section&gt;&lt;h3&gt;Essay&lt;/h3&gt;&lt;p&gt;Governments are not accidents—they are designs. From tribal clans to divine monarchies, each phase of rule was born from conflict, consolidation, and necessity. This course examines the evolutionary logic behind centralized systems, showing how they rise and fall in response to pressure, ideology, and strategic imperatives.&lt;/p&gt;&lt;/section&gt;</text:p>
      <text:p text:style-name="Standard">&lt;section&gt;&lt;h3&gt;Framework&lt;/h3&gt;&lt;ul&gt;&lt;li&gt;Tribalism – Clan loyalty and oral authority&lt;/li&gt;&lt;li&gt;Monarchy – Divine right and hereditary power&lt;/li&gt;&lt;li&gt;Theocracy – Rule by spiritual sanction&lt;/li&gt;&lt;li&gt;Aristocracy – Oligarchic control and elite interests&lt;/li&gt;&lt;li&gt;Republic – Institutional balance and citizen voice&lt;/li&gt;&lt;li&gt;Democracy – Mass enfranchisement and media-driven consensus&lt;/li&gt;&lt;/ul&gt;&lt;/section&gt;</text:p>
      <text:p text:style-name="Standard">&lt;section&gt;&lt;h3&gt;Call to Action&lt;/h3&gt;&lt;p&gt;Write a one-page outline reimagining your own political system based on historical lessons. Which phases do you retain or reject? Why?&lt;/p&gt;&lt;p&gt;&lt;a href="../templates/system_design_template.docx"&gt;Download System Design Template&lt;/a&gt;&lt;/p&gt;&lt;/section&gt;</text:p>
      <text:p text:style-name="Standard">&lt;footer&gt;&lt;p&gt;&lt;a href="../index.html"&gt;Return to Home&lt;/a&gt;&lt;/p&gt;&lt;/footer&gt;</text:p>
      <text:p text:style-name="Standard">&lt;/body&gt;</text:p>
      <text:p text:style-name="Standard">&lt;/html&gt;</text:p>
      <text:p text:style-name="Standard"/>
      <text:p text:style-name="Standard">&lt;!-- MD102: Power, Responsibility &amp; Executive Authority --&gt;</text:p>
      <text:p text:style-name="Standard">&lt;!DOCTYPE html&gt;</text:p>
      <text:p text:style-name="Standard">&lt;html lang="en"&gt;</text:p>
      <text:p text:style-name="Standard">&lt;head&gt;&lt;meta charset="UTF-8"&gt;&lt;meta name="viewport" content="width=device-width, initial-scale=1.0"&gt;&lt;title&gt;MD102 – Power, Responsibility &amp; Executive Authority&lt;/title&gt;&lt;link rel="stylesheet" href="../css/style.css" /&gt;&lt;/head&gt;</text:p>
      <text:p text:style-name="Standard">&lt;body&gt;</text:p>
      <text:p text:style-name="Standard">&lt;header&gt;&lt;h1&gt;MD102: Power, Responsibility &amp; Executive Authority&lt;/h1&gt;&lt;h2&gt;Tier 1: Initiate – Foundations of Sovereignty&lt;/h2&gt;&lt;/header&gt;</text:p>
      <text:p text:style-name="Standard">&lt;section&gt;&lt;h3&gt;Course Overview&lt;/h3&gt;&lt;p&gt;Understand rulership, siege logic, and defending one's kingdom “by any means.” Power must be wielded justly, but also decisively when threatened.&lt;/p&gt;&lt;/section&gt;</text:p>
      <text:p text:style-name="Standard">&lt;section&gt;&lt;h3&gt;Essay&lt;/h3&gt;&lt;p&gt;To lead is to accept responsibility for consequences, not just intentions. This course explores the relationship between power and moral clarity, and why the sovereign must always be prepared for betrayal, siege, and war. Executive authority is not granted—it is taken, kept, and earned through resolve.&lt;/p&gt;&lt;/section&gt;</text:p>
      <text:p text:style-name="Standard">&lt;section&gt;&lt;h3&gt;Framework&lt;/h3&gt;&lt;ul&gt;&lt;li&gt;Legitimacy through Action&lt;/li&gt;&lt;li&gt;The Necessity of Force&lt;/li&gt;&lt;li&gt;Sovereign Responsibility&lt;/li&gt;&lt;li&gt;Internal Threats vs. External Enemies&lt;/li&gt;&lt;li&gt;Fortress Thinking: Defending Your Domain&lt;/li&gt;&lt;/ul&gt;&lt;/section&gt;</text:p>
      <text:p text:style-name="Standard">&lt;section&gt;&lt;h3&gt;Call to Action&lt;/h3&gt;&lt;p&gt;Draft a 10-rule executive code for your future government or organization. How will you uphold justice while remaining unshakable in crisis?&lt;/p&gt;&lt;p&gt;&lt;a <text:soft-page-break/>href="../templates/executive_code_template.docx"&gt;Download Executive Code Template&lt;/a&gt;&lt;/p&gt;&lt;/section&gt;</text:p>
      <text:p text:style-name="Standard">&lt;footer&gt;&lt;p&gt;&lt;a href="../index.html"&gt;Return to Home&lt;/a&gt;&lt;/p&gt;&lt;/footer&gt;</text:p>
      <text:p text:style-name="Standard">&lt;/body&gt;</text:p>
      <text:p text:style-name="Standard">&lt;/html&gt;</text:p>
      <text:p text:style-name="Standard"/>
      <text:p text:style-name="Standard">&lt;!-- MD103–MD304 content continues below (omitted for brevity)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4M15S</meta:editing-duration>
    <meta:editing-cycles>3</meta:editing-cycles>
    <meta:generator>OpenOffice/4.1.15$Win32 OpenOffice.org_project/4115m2$Build-9813</meta:generator>
    <dc:date>2025-08-02T22:52:48.05</dc:date>
    <meta:document-statistic meta:table-count="0" meta:image-count="0" meta:object-count="0" meta:page-count="5" meta:paragraph-count="90" meta:word-count="757" meta:character-count="6205"/>
    <dc:creator>Joseph Malone</dc:creator>
    <meta:user-defined meta:name="Info 1"/>
    <meta:user-defined meta:name="Info 2"/>
    <meta:user-defined meta:name="Info 3"/>
    <meta:user-defined meta:name="Info 4"/>
  </office:meta>
</office:document-meta>
</file>